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E000001FFABC2DB6EACADC17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adornments="Bold"/>
    <style:font-face style:name="Lucidasans1" svg:font-family="Lucidasans"/>
    <style:font-face style:name="Courier New" svg:font-family="'Courier New'" style:font-family-generic="modern" style:font-pitch="fixed"/>
    <style:font-face style:name="Bitstream Vera Sans2" svg:font-family="'Bitstream Vera Sans'" style:font-adornments="Regular" style:font-pitch="variable"/>
    <style:font-face style:name="Times New Roman1" svg:font-family="'Times New Roman'" style:font-adornments="Bold Italic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1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>
      <style:text-properties fo:language="nl" fo:country="NL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Subtitle">
      <style:text-properties fo:language="nl" fo:country="NL"/>
    </style:style>
    <style:style style:name="P4" style:family="paragraph" style:parent-style-name="Heading">
      <style:text-properties officeooo:rsid="00109e6b" officeooo:paragraph-rsid="00109e6b"/>
    </style:style>
    <style:style style:name="P5" style:family="paragraph" style:parent-style-name="Heading">
      <style:text-properties fo:language="nl" fo:country="NL" officeooo:rsid="00109e6b" officeooo:paragraph-rsid="00109e6b"/>
    </style:style>
    <style:style style:name="P6" style:family="paragraph" style:parent-style-name="OOoTextBody">
      <style:text-properties officeooo:rsid="00109e6b" officeooo:paragraph-rsid="00109e6b"/>
    </style:style>
    <style:style style:name="P7" style:family="paragraph" style:parent-style-name="OOoTextBody">
      <style:text-properties fo:language="nl" fo:country="NL" officeooo:rsid="00109e6b" officeooo:paragraph-rsid="00109e6b"/>
    </style:style>
    <style:style style:name="P8" style:family="paragraph" style:parent-style-name="Heading">
      <style:text-properties officeooo:rsid="00149a6e" officeooo:paragraph-rsid="00149a6e"/>
    </style:style>
    <style:style style:name="P9" style:family="paragraph" style:parent-style-name="Heading_20_1" style:master-page-name="OOoFirstPage">
      <style:paragraph-properties style:page-number="auto"/>
      <style:text-properties fo:language="nl" fo:country="NL" officeooo:rsid="00109e6b" officeooo:paragraph-rsid="00109e6b"/>
    </style:style>
    <style:style style:name="P10" style:family="paragraph" style:parent-style-name="OOoTextBody" style:list-style-name="L1">
      <style:text-properties fo:language="nl" fo:country="NL" officeooo:rsid="00109e6b" officeooo:paragraph-rsid="00109e6b"/>
    </style:style>
    <style:style style:name="P11" style:family="paragraph" style:parent-style-name="OOoTextBody" style:list-style-name="L2">
      <style:text-properties officeooo:paragraph-rsid="00109e6b"/>
    </style:style>
    <style:style style:name="P12" style:family="paragraph" style:parent-style-name="OOoTextBody" style:list-style-name="L2">
      <style:text-properties officeooo:rsid="00109e6b" officeooo:paragraph-rsid="00109e6b"/>
    </style:style>
    <style:style style:name="P13" style:family="paragraph" style:parent-style-name="OOoTextBody" style:list-style-name="L2">
      <style:text-properties fo:font-weight="normal" officeooo:rsid="00109e6b" officeooo:paragraph-rsid="00109e6b" style:font-weight-asian="normal" style:font-weight-complex="normal"/>
    </style:style>
    <style:style style:name="P14" style:family="paragraph" style:parent-style-name="OOoTextBody" style:list-style-name="L2">
      <style:text-properties officeooo:rsid="00124963" officeooo:paragraph-rsid="00124963"/>
    </style:style>
    <style:style style:name="P15" style:family="paragraph" style:parent-style-name="OOoTextBody" style:list-style-name="L3">
      <style:text-properties officeooo:rsid="00143ae0" officeooo:paragraph-rsid="00143ae0"/>
    </style:style>
    <style:style style:name="P16" style:family="paragraph" style:parent-style-name="OOoTextBody" style:list-style-name="L3">
      <style:text-properties officeooo:rsid="00149a6e" officeooo:paragraph-rsid="00149a6e"/>
    </style:style>
    <style:style style:name="P17" style:family="paragraph" style:parent-style-name="OOoTextBody" style:list-style-name="L4">
      <style:text-properties officeooo:rsid="00149a6e" officeooo:paragraph-rsid="00149a6e"/>
    </style:style>
    <style:style style:name="T1" style:family="text">
      <style:text-properties fo:font-size="10pt" fo:language="nl" fo:country="NL" style:font-size-asian="10pt" style:font-size-complex="10pt"/>
    </style:style>
    <style:style style:name="T2" style:family="text">
      <style:text-properties officeooo:rsid="00109e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9e6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9e6b" style:font-weight-asian="normal" style:font-weight-complex="normal"/>
    </style:style>
    <style:style style:name="T7" style:family="text">
      <style:text-properties officeooo:rsid="00124963"/>
    </style:style>
    <style:style style:name="T8" style:family="text">
      <style:text-properties officeooo:rsid="0014049f"/>
    </style:style>
    <style:style style:name="T9" style:family="text">
      <style:text-properties officeooo:rsid="00149a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G plug-in release</text:p>
      <text:p text:style-name="P5">Introductie</text:p>
      <text:p text:style-name="P7">De release van een nieuwe versie van de Josm BAG plug-in gaat altijd samen met een nieuwe Josm ODS plug-in. Dit documentje beschrijft de stappen die nodig zijn om te komen tot een nieuwe release.</text:p>
      <text:p text:style-name="P4">Lokaal bijwerken en commit</text:p>
      <text:p text:style-name="P6">Eerst werken we lokaal de versienummers etc. bij.</text:p>
      <text:list xml:id="list1845150050" text:style-name="L1">
        <text:list-item>
          <text:p text:style-name="P10">Commit de laatste wijzigingen naar git indien nodig.</text:p>
        </text:list-item>
        <text:list-item>
          <text:p text:style-name="P10">Pas het maven versienummer aan voor de plug-ins (pom.xml)</text:p>
        </text:list-item>
        <text:list-item>
          <text:p text:style-name="P10">Werk release-notes.txt bij voor de plug-ins. (In src/main/resources)</text:p>
        </text:list-item>
        <text:list-item>
          <text:p text:style-name="P10">pas plugin.main.version aan in build.xml voor de plug-ins</text:p>
        </text:list-item>
        <text:list-item>
          <text:p text:style-name="P10">Commit de wijzigingen naar git met als tekst: Release x.x.x</text:p>
        </text:list-item>
      </text:list>
      <text:p text:style-name="P4">Lokaal testen</text:p>
      <text:list xml:id="list242095371" text:style-name="L2">
        <text:list-item>
          <text:p text:style-name="P11"><text:span text:style-name="T2">Draai de ant build scripts (build.xml) met target </text:span><text:span text:style-name="T4">install</text:span><text:span text:style-name="T6">. Hiermee worden de nieuw plug-ins geinstalleerd in Josm.</text:span></text:p>
        </text:list-item>
        <text:list-item>
          <text:p text:style-name="P13">Start Josm en controleer de plug-ins. Zowel de werking als de meta-data (versie nummer etc.)</text:p>
        </text:list-item>
        <text:list-item>
          <text:p text:style-name="P12">Fix de laatste issues en commit naar git, mogelijk met een <text:span text:style-name="T7">Amend van de vorige commit.</text:span></text:p>
        </text:list-item>
        <text:list-item>
          <text:p text:style-name="P14">Draai opnieuw de scripts met <text:span text:style-name="T3">install</text:span><text:span text:style-name="T5">.</text:span></text:p>
        </text:list-item>
      </text:list>
      <text:p text:style-name="Heading">Bijwerken <text:span text:style-name="T8">versiebeheer</text:span></text:p>
      <text:list xml:id="list1066934499" text:style-name="L3">
        <text:list-item>
          <text:p text:style-name="P15">Push naar upstream.</text:p>
        </text:list-item>
        <text:list-item>
          <text:p text:style-name="P15">Tag met release versie nummer en push de tag</text:p>
        </text:list-item>
        <text:list-item>
          <text:p text:style-name="P15">Switch naar hoofd branch (0.6) voor </text:p>
        </text:list-item>
        <text:list-item>
          <text:p text:style-name="P15">Merge ontwikkel bra<text:span text:style-name="T9">n</text:span>ch <text:span text:style-name="T9">en push hoofdbranch</text:span></text:p>
        </text:list-item>
        <text:list-item>
          <text:p text:style-name="P16">Switch terug naar ontwikkel branch</text:p>
        </text:list-item>
      </text:list>
      <text:p text:style-name="P8">Distributie</text:p>
      <text:list xml:id="list3147659009" text:style-name="L4">
        <text:list-item>
          <text:p text:style-name="P17">Kopieer de volgende bestanden naar een release map: opendataservices.jar, ods-bag.jar, geotools-wfs.jar, release-notes.txt, bag-release-notes.txt, Ods-bag-style-*.*.*.mapcss</text:p>
        </text:list-item>
        <text:list-item>
          <text:p text:style-name="P17">Maak een ZIP bestand van de bovenstaande bestanden met de naam bag-plugin x.x.x.zip</text:p>
        </text:list-item>
        <text:list-item>
          <text:p text:style-name="P17">Verspreid het ZIP bestand via We-transfer oid naar de gebruik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adornments="Bold"/>
    <style:font-face style:name="Lucidasans1" svg:font-family="Lucidasans"/>
    <style:font-face style:name="Courier New" svg:font-family="'Courier New'" style:font-family-generic="modern" style:font-pitch="fixed"/>
    <style:font-face style:name="Bitstream Vera Sans2" svg:font-family="'Bitstream Vera Sans'" style:font-adornments="Regular" style:font-pitch="variable"/>
    <style:font-face style:name="Times New Roman1" svg:font-family="'Times New Roman'" style:font-adornments="Bold Italic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1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1" draw:display-name="Bitmape 1" xlink:href="Pictures/100000000000023E000001FFABC2DB6EACADC17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nl" fo:country="NL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3000001907349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 draw:fill-color="#99ccff"/>
      <style:paragraph-properties fo:margin-left="0cm" fo:margin-right="0cm" fo:margin-top="0.76cm" fo:margin-bottom="0.379cm" loext:contextual-spacing="false" fo:text-align="start" style:justify-single-word="false" fo:text-indent="0cm" style:auto-text-indent="false" style:page-number="auto" fo:break-before="auto" fo:break-after="auto" fo:background-color="transparent" fo:padding="0.049cm" fo:border-left="none" fo:border-right="none" fo:border-top="none" fo:border-bottom="0.99pt solid #000080" fo:keep-with-next="always">
        <style:tab-stops/>
      </style:paragraph-properties>
      <style:text-properties fo:color="#000080" style:font-name="Arial" fo:font-family="Arial" style:font-style-name="Bold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64cm" fo:margin-right="0cm" fo:margin-top="0.76cm" fo:margin-bottom="0.25cm" loext:contextual-spacing="false" fo:text-indent="0cm" style:auto-text-indent="false"/>
      <style:text-properties fo:color="#000080" style:font-name="Arial" fo:font-family="Arial" style:font-style-name="Bold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.64cm" fo:margin-right="0cm" fo:margin-top="0cm" fo:margin-bottom="0.101cm" loext:contextual-spacing="false" fo:text-indent="0cm" style:auto-text-indent="false"/>
      <style:text-properties fo:color="#000080" style:font-name="Arial" fo:font-family="Arial" style:font-style-name="Bold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Index_20_1" style:display-name="Index 1" style:family="paragraph" style:parent-style-name="Index" style:class="index">
      <style:paragraph-properties fo:margin-left="0.499cm" fo:margin-right="0cm" fo:margin-top="0.15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2" style:display-name="Index 2" style:family="paragraph" style:parent-style-name="Index" style:class="index">
      <style:paragraph-properties fo:margin-left="0.75cm" fo:margin-right="0cm" fo:margin-top="0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3" style:display-name="Index 3" style:family="paragraph" style:parent-style-name="Index" style:class="index">
      <style:paragraph-properties fo:margin-left="1.251cm" fo:margin-right="0cm" fo:margin-top="0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.499cm" fo:margin-bottom="0.101cm" loext:contextual-spacing="false" fo:text-indent="0cm" style:auto-text-indent="false"/>
      <style:text-properties fo:color="#000080" style:font-name="Times1" fo:font-family="Times" style:font-style-name="Bold Italic" style:font-family-generic="roman" style:font-pitch="variable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style:letter-kerning="true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/>
    </style:style>
    <style:style style:name="OOoHeader" style:family="paragraph">
      <style:paragraph-properties fo:text-align="end" style:justify-single-word="false"/>
      <style:text-properties fo:color="#000080" style:font-name="Bitstream Vera Sans1" fo:font-family="'Bitstream Vera Sans'" style:font-style-name="Oblique" style:font-family-generic="swiss" style:font-pitch="variable" fo:font-size="9pt" fo:font-style="italic" style:letter-kerning="true"/>
    </style:style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Title" style:family="paragraph" style:master-page-name="">
      <style:paragraph-properties fo:margin-left="0.199cm" fo:margin-right="0cm" fo:text-align="end" style:justify-single-word="false" fo:text-indent="0cm" style:auto-text-indent="false" style:page-number="auto"/>
      <style:text-properties fo:color="#000080" style:font-name="Times New Roman2" fo:font-family="'Times New Roman'" style:font-style-name="Bold Italic" style:font-family-generic="roman" style:font-pitch="variable" fo:font-size="32pt" fo:font-style="italic" fo:font-weight="bold" style:letter-kerning="true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OOoContents1" style:family="paragraph" style:master-page-name="">
      <style:paragraph-properties fo:margin-top="0cm" fo:margin-bottom="0.25cm" loext:contextual-spacing="false" style:page-number="auto"/>
      <style:text-properties style:font-name="Times New Roman3" fo:font-family="'Times New Roman'" style:font-style-name="Regular" style:font-family-generic="roman" style:font-pitch="variable" fo:font-size="12pt" fo:font-weight="normal" style:letter-kerning="true"/>
    </style:style>
    <style:style style:name="OOoContents2" style:family="paragraph">
      <style:paragraph-properties fo:margin-left="0.499cm" fo:margin-right="0cm" fo:margin-top="0cm" fo:margin-bottom="0.25cm" loext:contextual-spacing="false" fo:text-indent="0cm" style:auto-text-indent="false"/>
      <style:text-properties style:font-name="Times New Roman3" fo:font-family="'Times New Roman'" style:font-style-name="Regular" style:font-family-generic="roman" style:font-pitch="variable" style:letter-kerning="true"/>
    </style:style>
    <style:style style:name="OOoContents3" style:family="paragraph">
      <style:paragraph-properties fo:margin-left="1cm" fo:margin-right="0cm" fo:margin-top="0cm" fo:margin-bottom="0.25cm" loext:contextual-spacing="false" fo:text-indent="0cm" style:auto-text-indent="false"/>
      <style:text-properties style:font-name="Times New Roman3" fo:font-family="'Times New Roman'" style:font-style-name="Regular" style:font-family-generic="roman" style:font-pitch="variable" style:letter-kerning="true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Chapter" style:family="paragraph">
      <style:paragraph-properties fo:text-align="center" style:justify-single-word="false"/>
      <style:text-properties fo:color="#000080" style:font-name="Times New Roman1" fo:font-family="'Times New Roman'" style:font-style-name="Bold Italic" style:font-pitch="variable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1.499cm" fo:margin-right="0cm" fo:text-indent="0cm" style:auto-text-indent="false"/>
    </style:style>
    <style:style style:name="OOoToCHead" style:family="paragraph" style:parent-style-name="OOoHeading" style:next-style-name="OOoTextBody">
      <style:paragraph-properties fo:margin-top="0cm" fo:margin-bottom="0.21cm" loext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AboveList" style:family="paragraph" style:parent-style-name="OOoTextBody" style:next-style-name="OOoTextBody" style:master-page-name="">
      <style:paragraph-properties fo:margin-top="0cm" fo:margin-bottom="0.25cm" loext:contextual-spacing="false" fo:text-align="start" style:justify-single-word="false" fo:keep-together="auto" style:page-numb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Scenario" style:family="paragraph" style:parent-style-name="OOoTextBody">
      <loext:graphic-properties draw:fill="none" draw:fill-color="#99ccff"/>
      <style:paragraph-properties fo:margin-left="0cm" fo:margin-right="0cm" fo:text-indent="0cm" style:auto-text-indent="false" fo:background-color="transparent" fo:padding="0cm" fo:border="none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font-style="normal" fo:font-weight="bold"/>
    </style:style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loext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/>
    </style:style>
    <style:style style:name="OOoNewChapter" style:family="paragraph" style:parent-style-name="OO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1" fo:font-family="'Liberation Sans'" style:font-style-name="Bold" style:font-family-generic="swiss" style:font-pitch="variable" fo:font-weight="bold"/>
    </style:style>
    <style:style style:name="OOoDefinition" style:family="paragraph" style:parent-style-name="OO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loext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1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loext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loext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loext:contextual-spacing="false" style:shadow="none"/>
      <style:text-properties fo:color="#18a303" style:font-name="Liberation Sans1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loext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loext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loext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loext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OOoCoverNotice" style:family="paragraph" style:parent-style-name="OOoTextBody">
      <style:paragraph-properties fo:margin-left="2cm" fo:margin-right="0cm" fo:margin-top="1cm" fo:margin-bottom="0.21cm" loext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OOoStrongEmphasis" style:family="text" style:parent-style-name="OOoDefault">
      <style:text-properties style:font-name="Liberation Sans1" fo:font-family="'Liberation Sans'" style:font-style-name="Bold" style:font-family-generic="swiss" style:font-pitch="variable" fo:font-weight="bold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font-weight="bold"/>
    </style:style>
    <style:style style:name="OOoDefault" style:family="text">
      <style:text-properties style:font-name="Liberation Sans" fo:font-family="'Liberation Sans'" style:font-style-name="Regular" style:font-family-generic="swiss" style:font-pitch="variable" style:letter-kerning="true"/>
    </style:style>
    <style:style style:name="OOoMenuPath" style:family="text" style:parent-style-name="OOoDefault">
      <style:text-properties style:font-name="Liberation Sans1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hapNumber" style:family="text">
      <style:text-properties fo:color="#000080" style:font-name="Times New Roman1" fo:font-family="'Times New Roman'" style:font-style-name="Bold Italic" style:font-pitch="variable" fo:font-size="54pt" fo:font-style="italic" fo:font-weight="bold" style:letter-kerning="true" fo:background-color="transparent" style:font-relief="embossed"/>
    </style:style>
    <style:style style:name="OOoDefaultVera" style:family="text">
      <style:text-properties style:font-name="Bitstream Vera Sans2" fo:font-family="'Bitstream Vera Sans'" style:font-style-name="Regular" style:font-pitch="variable" style:letter-kerning="true"/>
    </style:style>
    <style:style style:name="Citation" style:family="text">
      <style:text-properties fo:font-style="italic" style:font-style-asian="italic" style:font-style-complex="italic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.51cm" fo:margin-bottom="0.51cm" style:wrap="none" style:vertical-pos="from-top" style:vertical-rel="page-content" style:horizontal-pos="from-left" style:horizontal-rel="page-content" fo:background-color="transparent" draw:fill="none" draw:fill-color="#99ccff" fo:padding="0cm" fo:border="none"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text:outline-style style:name="Outline">
      <text:outline-level-style text:level="1" text:style-name="OOoChapNumber" style:num-format="">
        <style:list-level-properties text:min-label-width="0.499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text-properties fo:language="nl" fo:country="NL"/>
    </style:style>
    <style:style style:name="MP2" style:family="paragraph" style:parent-style-name="OOoSubtitle">
      <style:text-properties fo:language="nl" fo:country="NL"/>
    </style:style>
    <style:style style:name="MP3" style:family="paragraph" style:parent-style-name="OOoFooter">
      <style:paragraph-properties fo:text-align="end" style:justify-single-word="false"/>
    </style:style>
    <style:style style:name="MT1" style:family="text">
      <style:text-properties fo:font-size="10pt" fo:language="nl" fo:country="NL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1.59cm" fo:page-height="27.94cm" style:num-format="1" style:print-orientation="portrait" fo:margin-top="3cm" fo:margin-bottom="1.91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dynamic-spacing="false"/>
      </style:footer-style>
    </style:page-layout>
    <style:page-layout style:name="Mpm9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OOoPageStyle" style:page-layout-name="Mpm5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MP1"><text:page-number text:select-page="current">0</text:page-number><text:tab/><text:title>user-guide</text:title></text:p>
      </style:footer-left>
    </style:master-page>
    <style:master-page style:name="OOoTitlePage" style:page-layout-name="Mpm6" style:next-style-name="OOoCopyright">
      <style:footer>
        <text:p text:style-name="MP2">OpenOffice.org</text:p>
      </style:footer>
    </style:master-page>
    <style:master-page style:name="OOoFrontMatter" style:page-layout-name="Mpm7">
      <style:footer>
        <text:p text:style-name="MP1"><text:title>user-guide</text:title><text:tab/><text:page-number text:select-page="current">0</text:page-number></text:p>
      </style:footer>
      <style:footer-left>
        <text:p text:style-name="MP1"><text:page-number text:select-page="current">0</text:page-number><text:tab/><text:title>user-guide</text:title></text:p>
      </style:footer-left>
    </style:master-page>
    <style:master-page style:name="OOoFirst_20_Page" style:display-name="OOoFirst Page" style:page-layout-name="Mpm8" style:next-style-name="OOoPageStyle">
      <style:footer>
        <text:p text:style-name="MP1"><text:title>user-guide</text:title><text:tab/><text:page-number text:select-page="current">0</text:page-number></text:p>
      </style:footer>
    </style:master-page>
    <style:master-page style:name="OOoCopyright" style:page-layout-name="Mpm9" style:next-style-name="OOoFrontMatter">
      <style:footer>
        <text:p text:style-name="MP3"><text:span text:style-name="MT1">Documentation for LibreOffice is available at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OOoFirstPage" style:page-layout-name="Mpm10" style:next-style-name="OOo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 LibreOffice_project/00m0$Build-2</meta:generator>
    <dc:title>user-guide</dc:title>
    <meta:creation-date>2018-05-19T10:29:21.006365249</meta:creation-date>
    <dc:language>en-US</dc:language>
    <meta:editing-cycles>3</meta:editing-cycles>
    <meta:editing-duration>PT7H44M1S</meta:editing-duration>
    <dc:date>2018-05-20T10:32:03.718626451</dc:date>
    <meta:document-statistic meta:table-count="0" meta:image-count="0" meta:object-count="0" meta:page-count="1" meta:paragraph-count="32" meta:word-count="253" meta:character-count="1610" meta:non-whitespace-character-count="1404"/>
    <meta:user-defined meta:name="Info 1"/>
    <meta:user-defined meta:name="Info 2"/>
    <meta:user-defined meta:name="Info 3"/>
    <meta:user-defined meta:name="Info 4"/>
    <meta:template xlink:type="simple" xlink:actuate="onRequest" xlink:title="user-guide" xlink:href="../../../../Templates/Manuals/user-guide.ott" meta:date="2018-05-19T10:29:20.593653396"/>
  </office:meta>
</office:document-meta>
</file>